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2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3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4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5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6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7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8" style:family="paragraph" style:parent-style-name="Text_20_body" style:master-page-name="">
      <style:paragraph-properties fo:margin-left="0cm" fo:margin-right="0cm" fo:margin-top="0cm" fo:margin-bottom="0.423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9" style:family="paragraph" style:parent-style-name="Text_20_body" style:master-page-name="">
      <style:paragraph-properties fo:margin-left="0cm" fo:margin-right="0cm" fo:margin-top="0cm" fo:margin-bottom="0.423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0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1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2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3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4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5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6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7" style:family="paragraph" style:parent-style-name="Text_20_body" style:list-style-name="L1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8" style:family="paragraph" style:parent-style-name="Text_20_body" style:list-style-name="L2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9" style:family="paragraph" style:parent-style-name="Text_20_body" style:list-style-name="L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0" style:family="paragraph" style:parent-style-name="Text_20_body" style:list-style-name="L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1" style:family="paragraph" style:parent-style-name="Text_20_body" style:list-style-name="L4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2" style:family="paragraph" style:parent-style-name="Text_20_body" style:list-style-name="L4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3" style:family="paragraph" style:parent-style-name="Text_20_body" style:list-style-name="L5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4" style:family="paragraph" style:parent-style-name="Text_20_body" style:list-style-name="L6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5" style:family="paragraph" style:parent-style-name="Text_20_body" style:list-style-name="L6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6" style:family="paragraph" style:parent-style-name="Text_20_body" style:list-style-name="L7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7" style:family="paragraph" style:parent-style-name="Text_20_body" style:list-style-name="L7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8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fo:font-weight="bold" loext:padding="0cm" loext:border="none"/>
    </style:style>
    <style:style style:name="P29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fo:font-weight="bold" loext:padding="0cm" loext:border="none"/>
    </style:style>
    <style:style style:name="P30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fo:font-weight="bold" loext:padding="0cm" loext:border="none"/>
    </style:style>
    <style:style style:name="P31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fo:font-weight="bold" loext:padding="0cm" loext:border="none"/>
    </style:style>
    <style:style style:name="P32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fo:font-weight="bold" loext:padding="0cm" loext:border="none"/>
    </style:style>
    <style:style style:name="P33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fo:font-weight="bold" loext:padding="0cm" loext:border="none"/>
    </style:style>
    <style:style style:name="P34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fo:font-weight="bold" loext:padding="0cm" loext:border="none"/>
    </style:style>
    <style:style style:name="P35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36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37" style:family="paragraph" style:parent-style-name="Text_20_body" style:list-style-name="L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38" style:family="paragraph" style:parent-style-name="Text_20_body" style:list-style-name="L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39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40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41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42" style:family="paragraph" style:parent-style-name="Text_20_body" style:list-style-name="L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43" style:family="paragraph" style:parent-style-name="Text_20_body" style:list-style-name="L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44" style:family="paragraph" style:parent-style-name="Text_20_body" style:list-style-name="L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45" style:family="paragraph" style:parent-style-name="Text_20_body" style:list-style-name="L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46" style:family="paragraph" style:parent-style-name="Text_20_body" style:list-style-name="L6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47" style:family="paragraph" style:parent-style-name="Text_20_body" style:list-style-name="L6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48" style:family="paragraph" style:parent-style-name="Text_20_body" style:list-style-name="L7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49" style:family="paragraph" style:parent-style-name="Text_20_body" style:list-style-name="L7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T1" style:family="text">
      <style:text-properties fo:font-weight="bold" loext:padding="0cm" loext:border="none"/>
    </style:style>
    <style:style style:name="T2" style:family="text">
      <style:text-properties fo:color="#1f1f1f" loext:opacity="100%" style:font-name="Google Sans Text"/>
    </style:style>
    <style:style style:name="T3" style:family="text">
      <style:text-properties fo:color="#1f1f1f" loext:opacity="100%" style:font-name="Google Sans Text" fo:font-weight="bold" loext:padding="0cm" loext:border="none"/>
    </style:style>
    <style:style style:name="T4" style:family="text">
      <style:text-properties fo:color="#444746" loext:opacity="100%" style:font-name="Google Sans Text" loext:padding="0cm" loext:border="non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ompreendido. Executarei a transcrição e a explicação didática exatamente da forma como o código foi construído no arquivo original, traduzindo a lógica de programação para conceitos do dia a dia.</text:p>
      <text:section text:style-name="Sect1" text:name="model-response-message-contentr_eb8d56441390e711">
        <text:p text:style-name="P8">Abaixo está o detalhamento de cada um dos 7 exercícios:</text:p>
        <text:h text:style-name="P1" text:outline-level="3">Exercício 1: Vendas e Média</text:h>
        <text:p text:style-name="P10"><text:span text:style-name="T1">Objetivo:</text:span> Mostrar o vendedor, quanto ele vendeu e a média geral da equipe.</text:p>
        <text:p text:style-name="P28">Como a lógica foi construída:</text:p>
        <text:list text:style-name="L1">
          <text:list-item>
            <text:p text:style-name="P17">O programa usa duas listas separadas (como se fossem duas colunas de uma planilha do Excel): uma com os nomes e outra com os valores vendidos, na mesma ordem.</text:p>
          </text:list-item>
          <text:list-item>
            <text:p text:style-name="P35"><text:span text:style-name="T2">Para ler as duas ao mesmo tempo, o código usa a função </text:span><text:span text:style-name="Source_20_Text"><text:span text:style-name="T4">range(len())</text:span></text:span><text:span text:style-name="T2">. Isso cria um "contador de linha" (linha 0, linha 1, linha 2 e linha 3). O programa lê o nome na linha 0 e o valor na linha 0, e imprime na tela. Ele repete isso até o fim das listas.</text:span></text:p>
          </text:list-item>
          <text:list-item>
            <text:p text:style-name="P35"><text:span text:style-name="T2">Para calcular a média, o Python pega a soma de todas as vendas (usando a função nativa </text:span><text:span text:style-name="Source_20_Text"><text:span text:style-name="T4">sum()</text:span></text:span><text:span text:style-name="T2">) e divide pela quantidade total de itens na lista (usando a função nativa </text:span><text:span text:style-name="Source_20_Text"><text:span text:style-name="T4">len()</text:span></text:span><text:span text:style-name="T2">, que mede o tamanho da lista).</text:span></text:p>
          </text:list-item>
        </text:list>
        <text:h text:style-name="P1" text:outline-level="3">Exercício 2: Médias de Alunos</text:h>
        <text:p text:style-name="P10"><text:span text:style-name="T1">Objetivo:</text:span> Calcular a média de 4 notas de cada aluno e contar quantos tiraram nota 7 ou mais.</text:p>
        <text:p text:style-name="P28">Como a lógica foi construída:</text:p>
        <text:list text:style-name="L2">
          <text:list-item>
            <text:p text:style-name="P18">O código tem uma lista de nomes e uma "lista de listas" de notas (cada aluno tem uma pequena lista com suas 4 notas, como um boletim escolar).</text:p>
          </text:list-item>
          <text:list-item>
            <text:p text:style-name="P37"><text:span text:style-name="T2">O primeiro bloco passa por cada boletim, soma as 4 notas e divide por 4 (usando a mesma lógica de </text:span><text:span text:style-name="Source_20_Text"><text:span text:style-name="T4">sum()</text:span></text:span><text:span text:style-name="T2"> dividido por </text:span><text:span text:style-name="Source_20_Text"><text:span text:style-name="T4">len()</text:span></text:span><text:span text:style-name="T2">). O resultado é guardado em uma nova lista chamada </text:span><text:span text:style-name="Source_20_Text"><text:span text:style-name="T4">medias</text:span></text:span><text:span text:style-name="T2"> usando o comando </text:span><text:span text:style-name="Source_20_Text"><text:span text:style-name="T4">.append()</text:span></text:span><text:span text:style-name="T2"> (que funciona como adicionar um novo papel no final de uma pasta).</text:span></text:p>
          </text:list-item>
          <text:list-item>
            <text:p text:style-name="P37"><text:span text:style-name="T2">Depois que todas as médias estão calculadas, um segundo bloco de código entra em ação. Ele cria um contador zerado e analisa a lista de médias uma por uma. Se a nota lida for maior ou igual a 7, ele adiciona </text:span><text:span text:style-name="Source_20_Text"><text:span text:style-name="T4">+1</text:span></text:span><text:span text:style-name="T2"> nesse contador. Ao final, exibe o número do contador.</text:span></text:p>
          </text:list-item>
        </text:list>
        <text:h text:style-name="P1" text:outline-level="3">Exercício 3: Filtro de Idades e Salários</text:h>
        <text:p text:style-name="P10"><text:span text:style-name="T1">Objetivo:</text:span> Encontrar funcionários com mais de 25 anos que ganhem menos que a média geral da empresa.</text:p>
        <text:p text:style-name="P28">Como a lógica foi construída:</text:p>
        <text:list text:style-name="L3">
          <text:list-item>
            <text:p text:style-name="P19"><text:soft-page-break/>Primeiro, calcula-se a média de todos os salários somando tudo e dividindo pela quantidade total.</text:p>
          </text:list-item>
          <text:list-item>
            <text:p text:style-name="P39"><text:span text:style-name="T2">Aqui, em vez de usar o contador numérico básico (como no exercício 1), o código usa a função </text:span><text:span text:style-name="Source_20_Text"><text:span text:style-name="T4">enumerate()</text:span></text:span><text:span text:style-name="T2">. Ela serve como um apontador que entrega duas coisas de uma vez: a "posição na fila" e a "idade" da pessoa.</text:span></text:p>
          </text:list-item>
          <text:list-item>
            <text:p text:style-name="P19">Usando a "posição na fila", o programa consegue olhar qual é o salário exato daquela pessoa na outra lista.</text:p>
          </text:list-item>
          <text:list-item>
            <text:p text:style-name="P39"><text:span text:style-name="T2">O programa então faz uma pergunta com duas condições obrigatórias (usando o termo </text:span><text:span text:style-name="Source_20_Text"><text:span text:style-name="T4">and</text:span></text:span><text:span text:style-name="T2">, que significa "E"): A idade é maior que 25? </text:span><text:span text:style-name="T3">E</text:span><text:span text:style-name="T2"> o salário é menor que a média? Se ambas as respostas forem "Sim", o contador de funcionários ganha </text:span><text:span text:style-name="Source_20_Text"><text:span text:style-name="T4">+1</text:span></text:span><text:span text:style-name="T2">.</text:span></text:p>
          </text:list-item>
        </text:list>
        <text:h text:style-name="P1" text:outline-level="3">Exercício 4: Temperaturas Acima da Média Nacional</text:h>
        <text:p text:style-name="P10"><text:span text:style-name="T1">Objetivo:</text:span> Identificar os meses em que o calor superou a média do ano.</text:p>
        <text:p text:style-name="P28">Como a lógica foi construída:</text:p>
        <text:list text:style-name="L4">
          <text:list-item>
            <text:p text:style-name="P21">A estrutura é praticamente idêntica ao exercício 3. Calcula-se a média anual de temperatura somando os 12 meses e dividindo por 12.</text:p>
          </text:list-item>
          <text:list-item>
            <text:p text:style-name="P41"><text:span text:style-name="T2">O programa usa o </text:span><text:span text:style-name="Source_20_Text"><text:span text:style-name="T4">enumerate()</text:span></text:span><text:span text:style-name="T2"> novamente para passar pela lista de meses e temperaturas.</text:span></text:p>
          </text:list-item>
          <text:list-item>
            <text:p text:style-name="P21">Para cada mês, ele checa: a temperatura atual é maior que a média calculada? Se sim, ele imprime o nome do mês e os graus na tela. Se não for, ele simplesmente ignora e pula para o próximo mês.</text:p>
          </text:list-item>
        </text:list>
        <text:h text:style-name="P1" text:outline-level="3">Exercício 5: Cálculo de Abono Salarial</text:h>
        <text:p text:style-name="P10"><text:span text:style-name="T1">Objetivo:</text:span> Calcular 20% de bônus para cada salário, garantindo que ninguém receba menos de R$ 100 de abono.</text:p>
        <text:p text:style-name="P28">Como a lógica foi construída:</text:p>
        <text:list text:style-name="L5">
          <text:list-item>
            <text:p text:style-name="P23">O código passa salário por salário da lista fornecida.</text:p>
          </text:list-item>
          <text:list-item>
            <text:p text:style-name="P42"><text:span text:style-name="T2">A primeira conta é multiplicar o salário por </text:span><text:span text:style-name="Source_20_Text"><text:span text:style-name="T4">0.2</text:span></text:span><text:span text:style-name="T2"> (que é a representação matemática de 20%).</text:span></text:p>
          </text:list-item>
          <text:list-item>
            <text:p text:style-name="P42"><text:span text:style-name="T2">Imediatamente após a conta, há uma regra de proteção (</text:span><text:span text:style-name="Source_20_Text"><text:span text:style-name="T4">if abono &lt; 100</text:span></text:span><text:span text:style-name="T2">): se os 20% derem R$ 80, por exemplo, o programa altera forçadamente esse valor para R$ 100.</text:span></text:p>
          </text:list-item>
          <text:list-item>
            <text:p text:style-name="P42"><text:span text:style-name="T2">Esse valor final validado é guardado numa lista de abonos. Se o abono foi cravado em 100, um contador específico para o "valor mínimo" ganha </text:span><text:span text:style-name="Source_20_Text"><text:span text:style-name="T4">+1</text:span></text:span><text:span text:style-name="T2">.</text:span></text:p>
          </text:list-item>
          <text:list-item>
            <text:p text:style-name="P42"><text:span text:style-name="T2">No final da leitura de todos os salários, o programa gera o relatório usando ferramentas prontas do Python: </text:span><text:span text:style-name="Source_20_Text"><text:span text:style-name="T4">len()</text:span></text:span><text:span text:style-name="T2"> para dizer quantos foram processados, </text:span><text:span text:style-name="Source_20_Text"><text:span text:style-name="T4">sum()</text:span></text:span><text:span text:style-name="T2"> para somar o gasto total da empresa e </text:span><text:span text:style-name="Source_20_Text"><text:span text:style-name="T4">max()</text:span></text:span><text:span text:style-name="T2"> para puxar o maior abono pago na lista.</text:span></text:p>
          </text:list-item>
        </text:list>
        <text:h text:style-name="P1" text:outline-level="3">Exercício 6: Comparativo de Consumo de Veículos</text:h>
        <text:p text:style-name="P10"><text:soft-page-break/><text:span text:style-name="T1">Objetivo:</text:span> Calcular litros gastos em 1000 km, custo da viagem e encontrar o carro mais econômico.</text:p>
        <text:p text:style-name="P28">Como a lógica foi construída:</text:p>
        <text:list text:style-name="L6">
          <text:list-item>
            <text:p text:style-name="P24">Para cada carro, o programa faz contas diretas no momento de imprimir na tela. Para saber os litros gastos, ele divide 1000 pela autonomia (quantos km o carro faz com 1 litro).</text:p>
          </text:list-item>
          <text:list-item>
            <text:p text:style-name="P24">Para achar o custo financeiro da viagem, ele pega o resultado anterior (litros totais) e multiplica por R$ 2,25.</text:p>
          </text:list-item>
          <text:list-item>
            <text:p text:style-name="P46"><text:span text:style-name="T2">A lógica para achar o mais econômico é interessante: o carro mais econômico é o que tem a </text:span><text:span text:style-name="T3">maior</text:span><text:span text:style-name="T2"> autonomia (faz mais km por litro). O programa vasculha a lista e acha o maior número usando a função </text:span><text:span text:style-name="Source_20_Text"><text:span text:style-name="T4">max()</text:span></text:span><text:span text:style-name="T2">.</text:span></text:p>
          </text:list-item>
          <text:list-item>
            <text:p text:style-name="P46"><text:span text:style-name="T2">Depois de achar o número máximo, ele usa o comando </text:span><text:span text:style-name="Source_20_Text"><text:span text:style-name="T4">.index()</text:span></text:span><text:span text:style-name="T2"> para perguntar à lista: "em qual posição da fila esse número está?". Sabendo a posição, ele revela o nome do carro vencedor que está na mesma posição da lista de nomes.</text:span></text:p>
          </text:list-item>
        </text:list>
        <text:h text:style-name="P1" text:outline-level="3">Exercício 7: Faixas de Salário de Vendedores</text:h>
        <text:p text:style-name="P10"><text:span text:style-name="T1">Objetivo:</text:span> Agrupar vendedores em faixas salariais (ex: quantos ganham de 200 a 299, de 300 a 399, etc.).</text:p>
        <text:p text:style-name="P28">Como a lógica foi construída:</text:p>
        <text:list text:style-name="L7">
          <text:list-item>
            <text:p text:style-name="P26">O programador resolveu um "desafio" aqui: em vez de escrever dezenas de testes (se for maior que 200 e menor que 299; se for maior que 300 e menor que 399...), ele usou matemática pura.</text:p>
          </text:list-item>
          <text:list-item>
            <text:p text:style-name="P48"><text:span text:style-name="T2">Ele calcula o bônus de 9% sobre as vendas. Ao dividir o valor do bônus por 100 e pegar apenas a parte inteira (</text:span><text:span text:style-name="Source_20_Text"><text:span text:style-name="T4">int</text:span></text:span><text:span text:style-name="T2">), ele descobre o nível do salário. Por exemplo, se o bônus for R$ 470, a divisão dá 4.7. Cortando os decimais, sobra "4". Somando </text:span><text:span text:style-name="Source_20_Text"><text:span text:style-name="T4">+1</text:span></text:span><text:span text:style-name="T2">, ele define que esse vendedor pertence à "faixa 5" e guarda esse número em uma lista.</text:span></text:p>
          </text:list-item>
          <text:list-item>
            <text:p text:style-name="P48"><text:span text:style-name="T2">Após guardar a classificação de todo mundo, o programa roda um ciclo de 1 a 8 representando as faixas. Em cada ciclo, ele pede para a lista contar quantas vezes o número daquela faixa aparece (usando a função </text:span><text:span text:style-name="Source_20_Text"><text:span text:style-name="T4">.count()</text:span></text:span><text:span text:style-name="T2">).</text:span></text:p>
          </text:list-item>
          <text:list-item>
            <text:p text:style-name="P26">Ele soma todos os funcionários que caíram nessas faixas menores que mil reais. Para saber quantos ganham mais de mil, ele faz uma conta de subtração simples: o total geral de vendedores menos a quantidade que ele já contou nas faixas inferiores.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5T11:30:54.194120045</meta:creation-date>
    <dc:date>2026-03-25T11:33:28.527928807</dc:date>
    <meta:editing-duration>PT2M35S</meta:editing-duration>
    <meta:editing-cycles>1</meta:editing-cycles>
    <meta:document-statistic meta:table-count="0" meta:image-count="0" meta:object-count="0" meta:page-count="3" meta:paragraph-count="49" meta:word-count="1136" meta:character-count="6164" meta:non-whitespace-character-count="5103"/>
    <meta:generator>LibreOffice/24.2.7.2$Linux_X86_64 LibreOffice_project/420$Build-2</meta:generator>
  </office:meta>
</office:document-meta>
</file>